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BFBFBF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fo:background-color="#D9D9D9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3"/>
        <table:table-column table:style-name="co3" table:default-cell-style-name="ce3"/>
        <table:table-column table:style-name="co3" table:number-columns-repeated="16374" table:default-cell-style-name="ce1"/>
        <table:table-row table:style-name="ro1">
          <table:table-cell office:value-type="string" table:style-name="ce2">
            <text:p>TTY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office:value-type="string" table:style-name="ce1">
            <text:p>2020-01-23 JK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Data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Hex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ang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number-columns-spanned="6" table:number-rows-spanned="1" table:style-name="ce12">
            <text:p>Data</text:p>
          </table:table-cell>
          <table:covered-table-cell table:number-columns-repeated="5"/>
          <table:table-cell table:style-name="ce7"/>
          <table:table-cell table:number-columns-repeated="16374"/>
        </table:table-row>
        <table:table-row table:style-name="ro2">
          <table:table-cell office:value-type="string" table:style-name="ce8">
            <text:p>TTY Dat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number-columns-spanned="5" table:number-rows-spanned="1" table:style-name="ce14">
            <text:p>TTY Data</text:p>
          </table:table-cell>
          <table:covered-table-cell table:number-columns-repeated="4"/>
          <table:table-cell office:value-type="string" table:style-name="ce9">
            <text:p>00…1F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TTY Data with Error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number-columns-spanned="5" table:number-rows-spanned="1" table:style-name="ce14">
            <text:p>TTY Data</text:p>
          </table:table-cell>
          <table:covered-table-cell table:number-columns-repeated="4"/>
          <table:table-cell office:value-type="string" table:style-name="ce9">
            <text:p>20…3F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Error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Hex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ang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number-columns-spanned="4" table:number-rows-spanned="1" table:style-name="ce12">
            <text:p>Error</text:p>
          </table:table-cell>
          <table:covered-table-cell table:number-columns-repeated="3"/>
          <table:table-cell office:value-type="string" table:style-name="ce7">
            <text:p>E0…EF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E0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1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2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3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4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5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6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7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8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9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A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Register Error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B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Command Error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C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Dial Error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D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11">
            <text:p>EE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System Error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1">
            <text:p>EF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Status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Hex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ang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number-columns-spanned="4" table:number-rows-spanned="1" table:style-name="ce12">
            <text:p>Status</text:p>
          </table:table-cell>
          <table:covered-table-cell table:number-columns-repeated="3"/>
          <table:table-cell office:value-type="string" table:style-name="ce7">
            <text:p>A0…AF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FSG Enabled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3">
            <text:p>On</text:p>
          </table:table-cell>
          <table:table-cell office:value-type="string" table:style-name="ce9">
            <text:p>A0…A1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2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3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4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5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6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7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8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Alive (Answer to Ping)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A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Button pressed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B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C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D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AE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AF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4">
            <text:p>Command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Hex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Rang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number-columns-spanned="5" table:number-rows-spanned="1" table:style-name="ce12">
            <text:p>Command</text:p>
          </table:table-cell>
          <table:covered-table-cell table:number-columns-repeated="4"/>
          <table:table-cell office:value-type="string" table:style-name="ce7">
            <text:p>C0…DF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Enable Motor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13">
            <text:p>On</text:p>
          </table:table-cell>
          <table:table-cell office:value-type="string" table:style-name="ce9">
            <text:p>C0…C1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2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3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4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5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6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7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8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Switch to ASCII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A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Switch to Binary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B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Ping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C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D</text:p>
          </table:table-cell>
          <table:table-cell table:number-columns-repeated="16374"/>
        </table:table-row>
        <table:table-row table:style-name="ro2"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CE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Reset System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CF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Dial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number-columns-spanned="4" table:number-rows-spanned="1" table:style-name="ce14">
            <text:p>Digit 0…9</text:p>
          </table:table-cell>
          <table:covered-table-cell table:number-columns-repeated="3"/>
          <table:table-cell office:value-type="string" table:style-name="ce9">
            <text:p>D0…D9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Register Number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13">
            <text:p>On</text:p>
          </table:table-cell>
          <table:table-cell office:value-type="string" table:style-name="ce9">
            <text:p>DA…DB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Enable Dial Mode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string" table:style-name="ce13">
            <text:p>On</text:p>
          </table:table-cell>
          <table:table-cell office:value-type="string" table:style-name="ce9">
            <text:p>DC…DD</text:p>
          </table:table-cell>
          <table:table-cell table:number-columns-repeated="16374"/>
        </table:table-row>
        <table:table-row table:style-name="ro2">
          <table:table-cell table:style-name="ce8"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string" table:style-name="ce13">
            <text:p>?</text:p>
          </table:table-cell>
          <table:table-cell office:value-type="string" table:style-name="ce9">
            <text:p>DE…DF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Free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5" table:style-name="ce3"/>
          <table:table-cell office:value-type="string" table:style-name="ce3">
            <text:p>40…5F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re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4" table:style-name="ce3"/>
          <table:table-cell office:value-type="string" table:style-name="ce3">
            <text:p>F0…FF</text:p>
          </table:table-cell>
          <table:table-cell table:number-columns-repeated="16374"/>
        </table:table-row>
        <table:table-row table:number-rows-repeated="104850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Krapf, Jochen</meta:initial-creator>
    <dc:creator>Krapf, Jochen</dc:creator>
    <meta:creation-date>2020-01-16T06:10:00Z</meta:creation-date>
    <dc:date>2020-01-23T11:28:32Z</dc:date>
  </office:meta>
</office:document-meta>
</file>